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12mm"/>
    </style:style>
    <style:style style:name="co4" style:family="table-column">
      <style:table-column-properties fo:break-before="auto" style:column-width="25.42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8mm"/>
    </style:style>
    <style:style style:name="co8" style:family="table-column">
      <style:table-column-properties fo:break-before="auto" style:column-width="21.18mm"/>
    </style:style>
    <style:style style:name="co9" style:family="table-column">
      <style:table-column-properties fo:break-before="auto" style:column-width="17.85mm"/>
    </style:style>
    <style:style style:name="co10" style:family="table-column">
      <style:table-column-properties fo:break-before="auto" style:column-width="16.63mm"/>
    </style:style>
    <style:style style:name="co11" style:family="table-column">
      <style:table-column-properties fo:break-before="auto" style:column-width="18.15mm"/>
    </style:style>
    <style:style style:name="co12" style:family="table-column">
      <style:table-column-properties fo:break-before="auto" style:column-width="28.13mm"/>
    </style:style>
    <style:style style:name="co13" style:family="table-column">
      <style:table-column-properties fo:break-before="auto" style:column-width="31.77mm"/>
    </style:style>
    <style:style style:name="co14" style:family="table-column">
      <style:table-column-properties fo:break-before="auto" style:column-width="29.17mm"/>
    </style:style>
    <style:style style:name="co15" style:family="table-column">
      <style:table-column-properties fo:break-before="auto" style:column-width="28.73mm"/>
    </style:style>
    <style:style style:name="co16" style:family="table-column">
      <style:table-column-properties fo:break-before="auto" style:column-width="27.83mm"/>
    </style:style>
    <style:style style:name="co17" style:family="table-column">
      <style:table-column-properties fo:break-before="auto" style:column-width="29.4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45.38mm"/>
    </style:style>
    <style:style style:name="co20" style:family="table-column">
      <style:table-column-properties fo:break-before="auto" style:column-width="42.05mm"/>
    </style:style>
    <style:style style:name="ro1" style:family="table-row">
      <style:table-row-properties style:row-height="14.92mm" fo:break-before="auto" style:use-optimal-row-height="fals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ext-properties style:font-name="Liberation Sans"/>
    </style:style>
    <style:style style:name="ce4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cc33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">
      <style:text-properties fo:font-weight="normal" style:font-weight-asian="normal" style:font-weight-complex="normal"/>
    </style:style>
    <style:style style:name="ce10" style:family="table-cell" style:parent-style-name="Default" style:data-style-name="N4">
      <style:table-cell-properties fo:background-color="#ff0000"/>
    </style:style>
    <style:style style:name="ce11" style:family="table-cell" style:parent-style-name="Default" style:data-style-name="N4">
      <style:table-cell-properties fo:background-color="#00ff00"/>
    </style:style>
    <style:style style:name="ce12" style:family="table-cell" style:parent-style-name="Default" style:data-style-name="N4">
      <style:table-cell-properties fo:background-color="#ffff00"/>
    </style:style>
    <style:style style:name="ce13" style:family="table-cell" style:parent-style-name="Default" style:data-style-name="N4">
      <style:table-cell-properties fo:background-color="#ff3333"/>
    </style:style>
    <style:style style:name="ce14" style:family="table-cell" style:parent-style-name="Default" style:data-style-name="N4">
      <style:table-cell-properties fo:background-color="#ff9900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ff00"/>
      <style:text-properties style:use-window-font-color="true"/>
    </style:style>
    <style:style style:name="ce17" style:family="table-cell" style:parent-style-name="Default">
      <style:table-cell-properties fo:background-color="#ff99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6" table:default-cell-style-name="ce2"/>
        <table:table-column table:style-name="co12" table:default-cell-style-name="ce2"/>
        <table:table-column table:style-name="co12" table:default-cell-style-name="ce12"/>
        <table:table-column table:style-name="co19" table:default-cell-style-name="Default"/>
        <table:table-column table:style-name="co2" table:default-cell-style-name="ce16"/>
        <table:table-column table:style-name="co20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MČ</text:p>
          </table:table-cell>
          <table:table-cell table:style-name="ce1" office:value-type="string" calcext:value-type="string">
            <text:p>Obyvatel</text:p>
          </table:table-cell>
          <table:table-cell table:style-name="ce1" office:value-type="string" calcext:value-type="string">
            <text:p>Tisk</text:p>
          </table:table-cell>
          <table:table-cell table:style-name="ce1" office:value-type="string" calcext:value-type="string">
            <text:p>Callcentrum/infocentrum?</text:p>
          </table:table-cell>
          <table:table-cell table:style-name="ce1" office:value-type="string" calcext:value-type="string">
            <text:p>počet center</text:p>
          </table:table-cell>
          <table:table-cell table:style-name="ce1" office:value-type="string" calcext:value-type="string">
            <text:p>Cena / Obyvatel <text:s/>/ Měsíc 2013</text:p>
          </table:table-cell>
          <table:table-cell table:style-name="ce1" office:value-type="string" calcext:value-type="string">
            <text:p>Cena / Obyvatel / Měsic 2014</text:p>
          </table:table-cell>
          <table:table-cell table:style-name="ce1" office:value-type="string" calcext:value-type="string">
            <text:p>Cena / Obyvatel / měsíc 2015</text:p>
          </table:table-cell>
          <table:table-cell table:style-name="ce1" office:value-type="string" calcext:value-type="string">
            <text:p>zaměstnanců 2013</text:p>
          </table:table-cell>
          <table:table-cell table:style-name="ce1" office:value-type="string" calcext:value-type="string">
            <text:p>Zaměstnanců 2014</text:p>
          </table:table-cell>
          <table:table-cell table:style-name="ce1" office:value-type="string" calcext:value-type="string">
            <text:p>Zaměstnanců 2015</text:p>
          </table:table-cell>
          <table:table-cell table:style-name="ce1" office:value-type="string" calcext:value-type="string">
            <text:p>Náklady 2013</text:p>
          </table:table-cell>
          <table:table-cell table:style-name="ce1" office:value-type="string" calcext:value-type="string">
            <text:p>Náklady 2014</text:p>
          </table:table-cell>
          <table:table-cell table:style-name="ce1" office:value-type="string" calcext:value-type="string">
            <text:p>Náklady 2015</text:p>
          </table:table-cell>
          <table:table-cell table:style-name="ce1" office:value-type="string" calcext:value-type="string">
            <text:p>Nákup 2013</text:p>
          </table:table-cell>
          <table:table-cell table:style-name="ce1" office:value-type="string" calcext:value-type="string">
            <text:p>Nákup 2014</text:p>
          </table:table-cell>
          <table:table-cell table:style-name="ce1" office:value-type="string" calcext:value-type="string">
            <text:p>Nákup 2015</text:p>
          </table:table-cell>
          <table:table-cell table:style-name="ce1" office:value-type="string" calcext:value-type="string">
            <text:p>Cena callcentrum 2013</text:p>
          </table:table-cell>
          <table:table-cell table:style-name="ce1" office:value-type="string" calcext:value-type="string">
            <text:p>Cena callcentrum 2014</text:p>
          </table:table-cell>
          <table:table-cell table:style-name="ce1" office:value-type="string" calcext:value-type="string">
            <text:p>Cena callcentrum 2015</text:p>
          </table:table-cell>
          <table:table-cell table:style-name="ce1" office:value-type="string" calcext:value-type="string">
            <text:p>Cena infocentrum 2013</text:p>
          </table:table-cell>
          <table:table-cell table:style-name="ce1" office:value-type="string" calcext:value-type="string">
            <text:p>Cena infocentrum 2014</text:p>
          </table:table-cell>
          <table:table-cell table:style-name="ce1" office:value-type="string" calcext:value-type="string">
            <text:p>Cena infocentrum 2015</text:p>
          </table:table-cell>
          <table:table-cell table:style-name="ce1" office:value-type="string" calcext:value-type="string">
            <text:p>Provoz callcentrum (h týdně)</text:p>
          </table:table-cell>
          <table:table-cell table:style-name="ce1" office:value-type="string" calcext:value-type="string">
            <text:p>Provoz infocentra (h týdně)</text:p>
          </table:table-cell>
          <table:table-cell table:style-name="ce1" office:value-type="string" calcext:value-type="string">
            <text:p>kolik odpověděli? (hodnocení)</text:p>
          </table:table-cell>
          <table:table-cell table:style-name="ce15" office:value-type="string" calcext:value-type="string">
            <text:p>poznámky</text:p>
          </table:table-cell>
          <table:table-cell table:style-name="ce1" office:value-type="string" calcext:value-type="string">
            <text:p>poskytnuli informaci?</text:p>
          </table:table-cell>
          <table:table-cell table:style-name="ce15" office:value-type="string" calcext:value-type="string">
            <text:p>stav</text:p>
          </table:table-cell>
          <table:table-cell table:style-name="ce15" office:value-type="string" calcext:value-type="string">
            <text:p>infožádost</text:p>
          </table:table-cell>
        </table:table-row>
        <table:table-row table:style-name="ro2">
          <table:table-cell office:value-type="string" calcext:value-type="string">
            <text:p>Praha 1</text:p>
          </table:table-cell>
          <table:table-cell table:style-name="ce2"/>
          <table:table-cell table:number-columns-repeated="23"/>
          <table:table-cell table:style-name="ce10" office:value-type="string" calcext:value-type="string">
            <text:p>nedostatečně</text:p>
          </table:table-cell>
          <table:table-cell office:value-type="string" calcext:value-type="string">
            <text:p>připraveno doplnění</text:p>
          </table:table-cell>
          <table:table-cell table:style-name="ce7"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55-otazky-na-prahu-1" xlink:type="simple">155/2015</text:a></text:p>
          </table:table-cell>
        </table:table-row>
        <table:table-row table:style-name="ro2">
          <table:table-cell office:value-type="string" calcext:value-type="string">
            <text:p>Praha 2</text:p>
          </table:table-cell>
          <table:table-cell office:value-type="float" office:value="49158" calcext:value-type="float">
            <text:p>49 158,00</text:p>
          </table:table-cell>
          <table:table-cell table:style-name="ce5" office:value-type="string" calcext:value-type="string">
            <text:p>ano</text:p>
          </table:table-cell>
          <table:table-cell office:value-type="string" calcext:value-type="string">
            <text:p>obojí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float" office:value="6" calcext:value-type="float">
            <text:p>6,00</text:p>
          </table:table-cell>
          <table:table-cell office:value-type="float" office:value="11063042" calcext:value-type="float">
            <text:p>11 063 042,00</text:p>
          </table:table-cell>
          <table:table-cell office:value-type="float" office:value="12150662" calcext:value-type="float">
            <text:p>12 150 662,00</text:p>
          </table:table-cell>
          <table:table-cell office:value-type="float" office:value="8483517" calcext:value-type="float">
            <text:p>8 483 517,00</text:p>
          </table:table-cell>
          <table:table-cell office:value-type="float" office:value="4031180" calcext:value-type="float">
            <text:p>4 031 180,00</text:p>
          </table:table-cell>
          <table:table-cell office:value-type="float" office:value="1789567" calcext:value-type="float">
            <text:p>1 789 567,00</text:p>
          </table:table-cell>
          <table:table-cell office:value-type="float" office:value="783334" calcext:value-type="float">
            <text:p>783 334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/>
          <table:table-cell office:value-type="float" office:value="36" calcext:value-type="float">
            <text:p>36,00</text:p>
          </table:table-cell>
          <table:table-cell/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56-otazky-v-informatice-na-prahu-2" xlink:type="simple">156/2015</text:a></text:p>
          </table:table-cell>
        </table:table-row>
        <table:table-row table:style-name="ro2">
          <table:table-cell office:value-type="string" calcext:value-type="string">
            <text:p>Praha 3</text:p>
          </table:table-cell>
          <table:table-cell office:value-type="float" office:value="72041" calcext:value-type="float">
            <text:p>72 041,00</text:p>
          </table:table-cell>
          <table:table-cell table:style-name="ce6" office:value-type="string" calcext:value-type="string">
            <text:p>část.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.75" calcext:value-type="float">
            <text:p>4,75</text:p>
          </table:table-cell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3205520" calcext:value-type="float">
            <text:p>3 205 520,00</text:p>
          </table:table-cell>
          <table:table-cell office:value-type="float" office:value="4801541" calcext:value-type="float">
            <text:p>4 801 541,00</text:p>
          </table:table-cell>
          <table:table-cell office:value-type="float" office:value="3093189" calcext:value-type="float">
            <text:p>3 093 189,00</text:p>
          </table:table-cell>
          <table:table-cell office:value-type="float" office:value="45300000" calcext:value-type="float">
            <text:p>45 300 000,00</text:p>
          </table:table-cell>
          <table:table-cell office:value-type="float" office:value="20886000" calcext:value-type="float">
            <text:p>20 886 000,00</text:p>
          </table:table-cell>
          <table:table-cell office:value-type="float" office:value="18423000" calcext:value-type="float">
            <text:p>18 423 000,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757194" calcext:value-type="float">
            <text:p>1 757 194,00</text:p>
          </table:table-cell>
          <table:table-cell office:value-type="float" office:value="1546086" calcext:value-type="float">
            <text:p>1 546 086,00</text:p>
          </table:table-cell>
          <table:table-cell office:value-type="string" calcext:value-type="string">
            <text:p>N/A</text:p>
          </table:table-cell>
          <table:table-cell office:value-type="float" office:value="41" calcext:value-type="float">
            <text:p>41,0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57-otazky-k-informatice-praha-3" xlink:type="simple">157/2015</text:a></text:p>
          </table:table-cell>
        </table:table-row>
        <table:table-row table:style-name="ro3">
          <table:table-cell office:value-type="string" calcext:value-type="string">
            <text:p>Praha 4</text:p>
          </table:table-cell>
          <table:table-cell office:value-type="float" office:value="128063" calcext:value-type="float">
            <text:p>128 063,00</text:p>
          </table:table-cell>
          <table:table-cell table:style-name="ce5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39790423" calcext:value-type="float">
            <text:p>39 790 423,00</text:p>
          </table:table-cell>
          <table:table-cell office:value-type="float" office:value="37269443" calcext:value-type="float">
            <text:p>37 269 443,00</text:p>
          </table:table-cell>
          <table:table-cell office:value-type="float" office:value="14021593" calcext:value-type="float">
            <text:p>14 021 593,00</text:p>
          </table:table-cell>
          <table:table-cell table:number-columns-repeated="2" office:value-type="string" calcext:value-type="string">
            <text:p>neuvedli</text:p>
          </table:table-cell>
          <table:table-cell office:value-type="float" office:value="20748000" calcext:value-type="float">
            <text:p>20 748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34390" calcext:value-type="float">
            <text:p>334 390,00</text:p>
          </table:table-cell>
          <table:table-cell office:value-type="float" office:value="329464" calcext:value-type="float">
            <text:p>329 464,00</text:p>
          </table:table-cell>
          <table:table-cell office:value-type="float" office:value="330712" calcext:value-type="float">
            <text:p>330 712,00</text:p>
          </table:table-cell>
          <table:table-cell office:value-type="string" calcext:value-type="string">
            <text:p>N/A</text:p>
          </table:table-cell>
          <table:table-cell office:value-type="float" office:value="205" calcext:value-type="float">
            <text:p>205,00</text:p>
          </table:table-cell>
          <table:table-cell office:value-type="string" calcext:value-type="string">
            <text:p>diskutabilně</text:p>
          </table:table-cell>
          <table:table-cell office:value-type="string" calcext:value-type="string">
            <text:p>Pouze 1 infocentrum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neuvedli některé info</text:p>
          </table:table-cell>
          <table:table-cell office:value-type="string" calcext:value-type="string">
            <text:p><text:a xlink:href="https://github.com/pirati-cz/KlubPraha/tree/master/spisy/2015/158-otazky-k-informatice-praha-4" xlink:type="simple">158/2015</text:a></text:p>
          </table:table-cell>
        </table:table-row>
        <table:table-row table:style-name="ro2">
          <table:table-cell office:value-type="string" calcext:value-type="string">
            <text:p>Praha 5</text:p>
          </table:table-cell>
          <table:table-cell table:number-columns-repeated="24"/>
          <table:table-cell table:style-name="ce2" office:value-type="string" calcext:value-type="string">
            <text:p>N/A</text:p>
          </table:table-cell>
          <table:table-cell/>
          <table:table-cell table:style-name="ce7" office:value-type="string" calcext:value-type="string">
            <text:p>ne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59-otazky-k-informatice-praha-5" xlink:type="simple">159/2015</text:a></text:p>
          </table:table-cell>
        </table:table-row>
        <table:table-row table:style-name="ro2">
          <table:table-cell office:value-type="string" calcext:value-type="string">
            <text:p>Praha 6</text:p>
          </table:table-cell>
          <table:table-cell table:number-columns-repeated="24"/>
          <table:table-cell table:style-name="ce2" office:value-type="string" calcext:value-type="string">
            <text:p>N/A</text:p>
          </table:table-cell>
          <table:table-cell/>
          <table:table-cell table:style-name="ce7" office:value-type="string" calcext:value-type="string">
            <text:p>ne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60-otazky-k-informatice-praha-6" xlink:type="simple">160/2015</text:a></text:p>
          </table:table-cell>
        </table:table-row>
        <table:table-row table:style-name="ro2">
          <table:table-cell office:value-type="string" calcext:value-type="string">
            <text:p>Praha 7</text:p>
          </table:table-cell>
          <table:table-cell office:value-type="float" office:value="42381" calcext:value-type="float">
            <text:p>42 381,00</text:p>
          </table:table-cell>
          <table:table-cell table:style-name="ce5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,00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float" office:value="11650900" calcext:value-type="float">
            <text:p>11 650 900,00</text:p>
          </table:table-cell>
          <table:table-cell office:value-type="float" office:value="12877300" calcext:value-type="float">
            <text:p>12 877 300,00</text:p>
          </table:table-cell>
          <table:table-cell office:value-type="float" office:value="5451600" calcext:value-type="float">
            <text:p>5 451 600,00</text:p>
          </table:table-cell>
          <table:table-cell office:value-type="float" office:value="12528000" calcext:value-type="float">
            <text:p>12 528 000,00</text:p>
          </table:table-cell>
          <table:table-cell office:value-type="float" office:value="13475000" calcext:value-type="float">
            <text:p>13 475 000,00</text:p>
          </table:table-cell>
          <table:table-cell office:value-type="float" office:value="12832500" calcext:value-type="float">
            <text:p>12 832 5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8506580" calcext:value-type="float">
            <text:p>8 506 580,00</text:p>
          </table:table-cell>
          <table:table-cell office:value-type="float" office:value="8723900" calcext:value-type="float">
            <text:p>8 723 900,00</text:p>
          </table:table-cell>
          <table:table-cell office:value-type="float" office:value="4153990" calcext:value-type="float">
            <text:p>4 153 990,00</text:p>
          </table:table-cell>
          <table:table-cell office:value-type="string" calcext:value-type="string">
            <text:p>N/A</text:p>
          </table:table-cell>
          <table:table-cell office:value-type="float" office:value="159.5" calcext:value-type="float">
            <text:p>159,50</text:p>
          </table:table-cell>
          <table:table-cell table:style-name="ce11" office:value-type="string" calcext:value-type="string">
            <text:p>velmi dobře</text:p>
          </table:table-cell>
          <table:table-cell office:value-type="string" calcext:value-type="string">
            <text:p>všechna čtyři dohromady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1-otazky-k-informatice-praha-7" xlink:type="simple">161/2015</text:a></text:p>
          </table:table-cell>
        </table:table-row>
        <table:table-row table:style-name="ro2">
          <table:table-cell office:value-type="string" calcext:value-type="string">
            <text:p>Praha 8</text:p>
          </table:table-cell>
          <table:table-cell office:value-type="float" office:value="103031" calcext:value-type="float">
            <text:p>103 031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bě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12987099" calcext:value-type="float">
            <text:p>12 987 099,00</text:p>
          </table:table-cell>
          <table:table-cell office:value-type="float" office:value="14765982" calcext:value-type="float">
            <text:p>14 765 982,00</text:p>
          </table:table-cell>
          <table:table-cell office:value-type="float" office:value="10527392" calcext:value-type="float">
            <text:p>10 527 392,00</text:p>
          </table:table-cell>
          <table:table-cell office:value-type="float" office:value="2002780.92" calcext:value-type="float">
            <text:p>2 002 780,92</text:p>
          </table:table-cell>
          <table:table-cell office:value-type="float" office:value="1980850" calcext:value-type="float">
            <text:p>1 980 850,00</text:p>
          </table:table-cell>
          <table:table-cell office:value-type="float" office:value="0" calcext:value-type="float">
            <text:p>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316000" calcext:value-type="float">
            <text:p>1 316 000,00</text:p>
          </table:table-cell>
          <table:table-cell office:value-type="float" office:value="1327000" calcext:value-type="float">
            <text:p>1 327 000,00</text:p>
          </table:table-cell>
          <table:table-cell office:value-type="float" office:value="1321333" calcext:value-type="float">
            <text:p>1 321 333,00</text:p>
          </table:table-cell>
          <table:table-cell office:value-type="string" calcext:value-type="string">
            <text:p>N/A</text:p>
          </table:table-cell>
          <table:table-cell office:value-type="float" office:value="43" calcext:value-type="float">
            <text:p>43,00</text:p>
          </table:table-cell>
          <table:table-cell office:value-type="string" calcext:value-type="string">
            <text:p>přijatelně</text:p>
          </table:table-cell>
          <table:table-cell office:value-type="string" calcext:value-type="string">
            <text:p>nákl. Na ic. A cc. Jsou spol.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2-otazky-k-informatice-praha-8" xlink:type="simple">162/2015</text:a></text:p>
          </table:table-cell>
        </table:table-row>
        <table:table-row table:style-name="ro2">
          <table:table-cell office:value-type="string" calcext:value-type="string">
            <text:p>Praha 9</text:p>
          </table:table-cell>
          <table:table-cell table:style-name="ce4" office:value-type="float" office:value="55569" calcext:value-type="float">
            <text:p>55 569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2" calcext:value-type="float">
            <text:p>2,00</text:p>
          </table:table-cell>
          <table:table-cell office:value-type="float" office:value="14211883" calcext:value-type="float">
            <text:p>14 211 883,00</text:p>
          </table:table-cell>
          <table:table-cell office:value-type="float" office:value="17384691" calcext:value-type="float">
            <text:p>17 384 691,00</text:p>
          </table:table-cell>
          <table:table-cell office:value-type="float" office:value="9058657" calcext:value-type="float">
            <text:p>9 058 657,00</text:p>
          </table:table-cell>
          <table:table-cell office:value-type="float" office:value="13059970" calcext:value-type="float">
            <text:p>13 059 970,00</text:p>
          </table:table-cell>
          <table:table-cell office:value-type="float" office:value="16139300" calcext:value-type="float">
            <text:p>16 139 300,00</text:p>
          </table:table-cell>
          <table:table-cell office:value-type="float" office:value="12543000" calcext:value-type="float">
            <text:p>12 543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729428" calcext:value-type="float">
            <text:p>729 428,00</text:p>
          </table:table-cell>
          <table:table-cell office:value-type="float" office:value="829127" calcext:value-type="float">
            <text:p>829 127,00</text:p>
          </table:table-cell>
          <table:table-cell office:value-type="float" office:value="768630" calcext:value-type="float">
            <text:p>768 630,00</text:p>
          </table:table-cell>
          <table:table-cell office:value-type="string" calcext:value-type="string">
            <text:p>N/A</text:p>
          </table:table-cell>
          <table:table-cell office:value-type="float" office:value="42.5" calcext:value-type="float">
            <text:p>42,5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3-otazky-k-informatice-praha-9" xlink:type="simple">163/2015</text:a></text:p>
          </table:table-cell>
        </table:table-row>
        <table:table-row table:style-name="ro3">
          <table:table-cell office:value-type="string" calcext:value-type="string">
            <text:p>Praha 10</text:p>
          </table:table-cell>
          <table:table-cell office:value-type="float" office:value="108993" calcext:value-type="float">
            <text:p>108 993,00</text:p>
          </table:table-cell>
          <table:table-cell table:number-columns-repeated="23"/>
          <table:table-cell table:style-name="ce13" office:value-type="string" calcext:value-type="string">
            <text:p>tristní</text:p>
          </table:table-cell>
          <table:table-cell office:value-type="string" calcext:value-type="string">
            <text:p>žádají prodloužení lhůty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poskytnou do 2.11.</text:p>
          </table:table-cell>
          <table:table-cell office:value-type="string" calcext:value-type="string">
            <text:p><text:a xlink:href="https://github.com/pirati-cz/KlubPraha/tree/master/spisy/2015/164-otazky-k-informatice-praha-10" xlink:type="simple">164/2015</text:a></text:p>
          </table:table-cell>
        </table:table-row>
        <table:table-row table:style-name="ro2">
          <table:table-cell office:value-type="string" calcext:value-type="string">
            <text:p>Praha 11</text:p>
          </table:table-cell>
          <table:table-cell office:value-type="float" office:value="77047" calcext:value-type="float">
            <text:p>77 047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3029784" calcext:value-type="float">
            <text:p>3 029 784,00</text:p>
          </table:table-cell>
          <table:table-cell office:value-type="float" office:value="3011428" calcext:value-type="float">
            <text:p>3 011 428,00</text:p>
          </table:table-cell>
          <table:table-cell office:value-type="float" office:value="2976961" calcext:value-type="float">
            <text:p>2 976 961,00</text:p>
          </table:table-cell>
          <table:table-cell office:value-type="float" office:value="19620700" calcext:value-type="float">
            <text:p>19 620 700,00</text:p>
          </table:table-cell>
          <table:table-cell office:value-type="float" office:value="14107000" calcext:value-type="float">
            <text:p>14 107 000,00</text:p>
          </table:table-cell>
          <table:table-cell office:value-type="float" office:value="15052000" calcext:value-type="float">
            <text:p>15 052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43612" calcext:value-type="float">
            <text:p>643 612,00</text:p>
          </table:table-cell>
          <table:table-cell office:value-type="float" office:value="774936" calcext:value-type="float">
            <text:p>774 936,00</text:p>
          </table:table-cell>
          <table:table-cell office:value-type="float" office:value="352490" calcext:value-type="float">
            <text:p>352 490,00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,0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5-otazky-k-informatice-praha-11" xlink:type="simple">165/2015</text:a></text:p>
          </table:table-cell>
        </table:table-row>
        <table:table-row table:style-name="ro2">
          <table:table-cell office:value-type="string" calcext:value-type="string">
            <text:p>Praha 12</text:p>
          </table:table-cell>
          <table:table-cell table:number-columns-repeated="24"/>
          <table:table-cell table:style-name="ce2" office:value-type="string" calcext:value-type="string">
            <text:p>N/A</text:p>
          </table:table-cell>
          <table:table-cell/>
          <table:table-cell table:style-name="ce7" office:value-type="string" calcext:value-type="string">
            <text:p>ne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66-otazky-k-informatice-praha-12" xlink:type="simple">166/2015</text:a></text:p>
          </table:table-cell>
        </table:table-row>
        <table:table-row table:style-name="ro2">
          <table:table-cell office:value-type="string" calcext:value-type="string">
            <text:p>Praha 13</text:p>
          </table:table-cell>
          <table:table-cell office:value-type="float" office:value="79511" calcext:value-type="float">
            <text:p>79 511,00</text:p>
          </table:table-cell>
          <table:table-cell table:style-name="ce5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4194275" calcext:value-type="float">
            <text:p>4 194 275,00</text:p>
          </table:table-cell>
          <table:table-cell office:value-type="float" office:value="4277971" calcext:value-type="float">
            <text:p>4 277 971,00</text:p>
          </table:table-cell>
          <table:table-cell office:value-type="float" office:value="4161897" calcext:value-type="float">
            <text:p>4 161 897,00</text:p>
          </table:table-cell>
          <table:table-cell office:value-type="float" office:value="2875960" calcext:value-type="float">
            <text:p>2 875 960,00</text:p>
          </table:table-cell>
          <table:table-cell office:value-type="float" office:value="4638010" calcext:value-type="float">
            <text:p>4 638 010,00</text:p>
          </table:table-cell>
          <table:table-cell office:value-type="float" office:value="3847733" calcext:value-type="float">
            <text:p>3 847 733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59989" calcext:value-type="float">
            <text:p>559 989,00</text:p>
          </table:table-cell>
          <table:table-cell office:value-type="float" office:value="582347" calcext:value-type="float">
            <text:p>582 347,00</text:p>
          </table:table-cell>
          <table:table-cell office:value-type="float" office:value="560860" calcext:value-type="float">
            <text:p>560 860,00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7-otazky-k-informatice-praha-13" xlink:type="simple">167/2015</text:a></text:p>
          </table:table-cell>
        </table:table-row>
        <table:table-row table:style-name="ro2">
          <table:table-cell office:value-type="string" calcext:value-type="string">
            <text:p>Praha 14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,00</text:p>
          </table:table-cell>
          <table:table-cell office:value-type="float" office:value="7181750" calcext:value-type="float">
            <text:p>7 181 750,00</text:p>
          </table:table-cell>
          <table:table-cell office:value-type="float" office:value="9053720" calcext:value-type="float">
            <text:p>9 053 720,00</text:p>
          </table:table-cell>
          <table:table-cell office:value-type="float" office:value="4948590" calcext:value-type="float">
            <text:p>4 948 590,00</text:p>
          </table:table-cell>
          <table:table-cell office:value-type="float" office:value="184490" calcext:value-type="float">
            <text:p>184 490,00</text:p>
          </table:table-cell>
          <table:table-cell office:value-type="float" office:value="13292260" calcext:value-type="float">
            <text:p>13 292 260,00</text:p>
          </table:table-cell>
          <table:table-cell office:value-type="float" office:value="0" calcext:value-type="float">
            <text:p>0,00</text:p>
          </table:table-cell>
          <table:table-cell table:number-columns-repeated="8" office:value-type="string" calcext:value-type="string">
            <text:p>N/A</text:p>
          </table:table-cell>
          <table:table-cell office:value-type="string" calcext:value-type="string">
            <text:p>přijatelně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8-otazky-k-informatice-praha-14" xlink:type="simple">168/2015</text:a></text:p>
          </table:table-cell>
        </table:table-row>
        <table:table-row table:style-name="ro2">
          <table:table-cell office:value-type="string" calcext:value-type="string">
            <text:p>Praha 15</text:p>
          </table:table-cell>
          <table:table-cell office:value-type="float" office:value="31860" calcext:value-type="float">
            <text:p>31 860,00</text:p>
          </table:table-cell>
          <table:table-cell table:style-name="ce5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9314652" calcext:value-type="float">
            <text:p>9 314 652,00</text:p>
          </table:table-cell>
          <table:table-cell office:value-type="float" office:value="7271178" calcext:value-type="float">
            <text:p>7 271 178,00</text:p>
          </table:table-cell>
          <table:table-cell office:value-type="float" office:value="4987768" calcext:value-type="float">
            <text:p>4 987 768,00</text:p>
          </table:table-cell>
          <table:table-cell office:value-type="float" office:value="6100000" calcext:value-type="float">
            <text:p>6 100 000,00</text:p>
          </table:table-cell>
          <table:table-cell office:value-type="float" office:value="4200000" calcext:value-type="float">
            <text:p>4 200 000,00</text:p>
          </table:table-cell>
          <table:table-cell office:value-type="float" office:value="1600000" calcext:value-type="float">
            <text:p>1 600 000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nelze vyčíslit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9-otazky-k-informatice-praha-15" xlink:type="simple">169/2015</text:a></text:p>
          </table:table-cell>
        </table:table-row>
        <table:table-row table:style-name="ro2">
          <table:table-cell office:value-type="string" calcext:value-type="string">
            <text:p>Praha 16</text:p>
          </table:table-cell>
          <table:table-cell table:number-columns-repeated="24"/>
          <table:table-cell table:style-name="ce2" office:value-type="string" calcext:value-type="string">
            <text:p>N/A</text:p>
          </table:table-cell>
          <table:table-cell/>
          <table:table-cell table:style-name="ce7" office:value-type="string" calcext:value-type="string">
            <text:p>ne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70-otazky-k-informatice-praha-16" xlink:type="simple">170/2015</text:a></text:p>
          </table:table-cell>
        </table:table-row>
        <table:table-row table:style-name="ro2">
          <table:table-cell office:value-type="string" calcext:value-type="string">
            <text:p>Praha 17</text:p>
          </table:table-cell>
          <table:table-cell table:style-name="ce4" office:value-type="float" office:value="24802" calcext:value-type="float">
            <text:p>24 802,00</text:p>
          </table:table-cell>
          <table:table-cell table:style-name="ce7" office:value-type="string" calcext:value-type="string">
            <text:p>ne</text:p>
          </table:table-cell>
          <table:table-cell table:number-columns-repeated="2" office:value-type="string" calcext:value-type="string">
            <text:p>neuvedli</text:p>
          </table:table-cell>
          <table:table-cell table:number-columns-repeated="3"/>
          <table:table-cell table:number-columns-repeated="3" office:value-type="float" office:value="3" calcext:value-type="float">
            <text:p>3,00</text:p>
          </table:table-cell>
          <table:table-cell office:value-type="float" office:value="2576000" calcext:value-type="float">
            <text:p>2 576 000,00</text:p>
          </table:table-cell>
          <table:table-cell office:value-type="float" office:value="3030000" calcext:value-type="float">
            <text:p>3 030 000,00</text:p>
          </table:table-cell>
          <table:table-cell office:value-type="float" office:value="3898000" calcext:value-type="float">
            <text:p>3 898 000,00</text:p>
          </table:table-cell>
          <table:table-cell office:value-type="float" office:value="293000" calcext:value-type="float">
            <text:p>293 000,00</text:p>
          </table:table-cell>
          <table:table-cell office:value-type="float" office:value="533000" calcext:value-type="float">
            <text:p>533 000,00</text:p>
          </table:table-cell>
          <table:table-cell office:value-type="float" office:value="375000" calcext:value-type="float">
            <text:p>375 000,00</text:p>
          </table:table-cell>
          <table:table-cell table:number-columns-repeated="6" office:value-type="string" calcext:value-type="string">
            <text:p>neuvedli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<text:a xlink:href="https://github.com/pirati-cz/KlubPraha/tree/master/spisy/2015/171-otazky-k-informatice-praha-17" xlink:type="simple">171/2015</text:a></text:p>
          </table:table-cell>
        </table:table-row>
        <table:table-row table:style-name="ro2">
          <table:table-cell office:value-type="string" calcext:value-type="string">
            <text:p>Praha 18</text:p>
          </table:table-cell>
          <table:table-cell table:style-name="ce4" office:value-type="float" office:value="18553" calcext:value-type="float">
            <text:p>18 553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54259" calcext:value-type="float">
            <text:p>854 259,00</text:p>
          </table:table-cell>
          <table:table-cell office:value-type="float" office:value="857954" calcext:value-type="float">
            <text:p>857 954,00</text:p>
          </table:table-cell>
          <table:table-cell office:value-type="float" office:value="858863" calcext:value-type="float">
            <text:p>858 863,00</text:p>
          </table:table-cell>
          <table:table-cell table:number-columns-repeated="2" office:value-type="string" calcext:value-type="string">
            <text:p>nesrozumitelné</text:p>
          </table:table-cell>
          <table:table-cell table:style-name="ce9" office:value-type="string" calcext:value-type="string">
            <text:p>nesrozumitelné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84800" calcext:value-type="float">
            <text:p>184 800,00</text:p>
          </table:table-cell>
          <table:table-cell office:value-type="float" office:value="186386" calcext:value-type="float">
            <text:p>186 386,00</text:p>
          </table:table-cell>
          <table:table-cell office:value-type="float" office:value="138600" calcext:value-type="float">
            <text:p>138 600,00</text:p>
          </table:table-cell>
          <table:table-cell office:value-type="string" calcext:value-type="string">
            <text:p>N/A</text:p>
          </table:table-cell>
          <table:table-cell office:value-type="float" office:value="34" calcext:value-type="float">
            <text:p>34,0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nutná analýza</text:p>
          </table:table-cell>
          <table:table-cell office:value-type="string" calcext:value-type="string">
            <text:p><text:a xlink:href="https://github.com/pirati-cz/KlubPraha/tree/master/spisy/2015/172-otazky-k-informatice-praha-18" xlink:type="simple">172/2015</text:a></text:p>
          </table:table-cell>
        </table:table-row>
        <table:table-row table:style-name="ro2">
          <table:table-cell office:value-type="string" calcext:value-type="string">
            <text:p>Praha 19</text:p>
          </table:table-cell>
          <table:table-cell office:value-type="float" office:value="6889" calcext:value-type="float">
            <text:p>6 889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table:number-columns-repeated="3"/>
          <table:table-cell table:number-columns-repeated="3" office:value-type="float" office:value="2" calcext:value-type="float">
            <text:p>2,00</text:p>
          </table:table-cell>
          <table:table-cell table:number-columns-repeated="3" office:value-type="float" office:value="808333" calcext:value-type="float">
            <text:p>808 333,00</text:p>
          </table:table-cell>
          <table:table-cell table:number-columns-repeated="3" office:value-type="float" office:value="66666" calcext:value-type="float">
            <text:p>66 666,0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14" office:value-type="string" calcext:value-type="string">
            <text:p>špatně</text:p>
          </table:table-cell>
          <table:table-cell/>
          <table:table-cell table:style-name="ce17" office:value-type="string" calcext:value-type="string">
            <text:p>částečně</text:p>
          </table:table-cell>
          <table:table-cell office:value-type="string" calcext:value-type="string">
            <text:p>musíme podat odvolání</text:p>
          </table:table-cell>
          <table:table-cell office:value-type="string" calcext:value-type="string">
            <text:p><text:a xlink:href="https://github.com/pirati-cz/KlubPraha/tree/master/spisy/2015/173-otazky-k-informatice-praha-19" xlink:type="simple">173/2015</text:a></text:p>
          </table:table-cell>
        </table:table-row>
        <table:table-row table:style-name="ro2">
          <table:table-cell office:value-type="string" calcext:value-type="string">
            <text:p>Praha 20</text:p>
          </table:table-cell>
          <table:table-cell table:style-name="ce4" office:value-type="float" office:value="15201" calcext:value-type="float">
            <text:p>15 201,00</text:p>
          </table:table-cell>
          <table:table-cell table:style-name="ce5"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,00</text:p>
          </table:table-cell>
          <table:table-cell table:number-columns-repeated="2" office:value-type="float" office:value="3" calcext:value-type="float">
            <text:p>3,00</text:p>
          </table:table-cell>
          <table:table-cell office:value-type="float" office:value="4717493.53" calcext:value-type="float">
            <text:p>4 717 493,53</text:p>
          </table:table-cell>
          <table:table-cell office:value-type="float" office:value="4411650.79" calcext:value-type="float">
            <text:p>4 411 650,79</text:p>
          </table:table-cell>
          <table:table-cell office:value-type="float" office:value="3322650.24" calcext:value-type="float">
            <text:p>3 322 650,24</text:p>
          </table:table-cell>
          <table:table-cell office:value-type="float" office:value="1097122.8" calcext:value-type="float">
            <text:p>1 097 122,80</text:p>
          </table:table-cell>
          <table:table-cell office:value-type="float" office:value="642933.65" calcext:value-type="float">
            <text:p>642 933,65</text:p>
          </table:table-cell>
          <table:table-cell office:value-type="float" office:value="2231409.4" calcext:value-type="float">
            <text:p>2 231 409,4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4-otazky-k-informatice-praha-20" xlink:type="simple">174/2015</text:a></text:p>
          </table:table-cell>
        </table:table-row>
        <table:table-row table:style-name="ro2">
          <table:table-cell office:value-type="string" calcext:value-type="string">
            <text:p>Praha 21</text:p>
          </table:table-cell>
          <table:table-cell table:style-name="ce4" office:value-type="float" office:value="10705" calcext:value-type="float">
            <text:p>10 705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table:style-name="ce8" office:value-type="float" office:value="1555219" calcext:value-type="float">
            <text:p>1 555 219,00</text:p>
          </table:table-cell>
          <table:table-cell table:style-name="ce8" office:value-type="float" office:value="1681356" calcext:value-type="float">
            <text:p>1 681 356,00</text:p>
          </table:table-cell>
          <table:table-cell table:style-name="ce8" office:value-type="float" office:value="1435762" calcext:value-type="float">
            <text:p>1 435 762,00</text:p>
          </table:table-cell>
          <table:table-cell table:style-name="ce8" office:value-type="float" office:value="510000" calcext:value-type="float">
            <text:p>510 000,00</text:p>
          </table:table-cell>
          <table:table-cell table:style-name="ce8" office:value-type="float" office:value="553000" calcext:value-type="float">
            <text:p>553 000,00</text:p>
          </table:table-cell>
          <table:table-cell table:style-name="ce8" office:value-type="float" office:value="514000" calcext:value-type="float">
            <text:p>514 000,00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5-otazky-k-informatice-praha-21" xlink:type="simple">175/2015</text:a></text:p>
          </table:table-cell>
        </table:table-row>
        <table:table-row table:style-name="ro2">
          <table:table-cell office:value-type="string" calcext:value-type="string">
            <text:p>Praha 22</text:p>
          </table:table-cell>
          <table:table-cell office:value-type="float" office:value="10219" calcext:value-type="float">
            <text:p>10 219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style-name="ce8" table:number-columns-repeated="2"/>
          <table:table-cell/>
          <table:table-cell table:number-columns-repeated="3" office:value-type="string" calcext:value-type="string">
            <text:p>neuved.</text:p>
          </table:table-cell>
          <table:table-cell table:style-name="ce8" office:value-type="float" office:value="1827013.26" calcext:value-type="float">
            <text:p>1 827 013,26</text:p>
          </table:table-cell>
          <table:table-cell table:style-name="ce8" office:value-type="float" office:value="2001481.67" calcext:value-type="float">
            <text:p>2 001 481,67</text:p>
          </table:table-cell>
          <table:table-cell table:style-name="ce8" office:value-type="float" office:value="1275299.9" calcext:value-type="float">
            <text:p>1 275 299,90</text:p>
          </table:table-cell>
          <table:table-cell table:style-name="ce8" office:value-type="float" office:value="1085000" calcext:value-type="float">
            <text:p>1 085 000,00</text:p>
          </table:table-cell>
          <table:table-cell table:style-name="ce8" office:value-type="float" office:value="1728700" calcext:value-type="float">
            <text:p>1 728 700,00</text:p>
          </table:table-cell>
          <table:table-cell table:style-name="ce8" office:value-type="float" office:value="1231600" calcext:value-type="float">
            <text:p>1 231 600,00</text:p>
          </table:table-cell>
          <table:table-cell table:number-columns-repeated="5" office:value-type="string" calcext:value-type="string">
            <text:p>N/A</text:p>
          </table:table-cell>
          <table:table-cell table:style-name="ce8" office:value-type="float" office:value="727437" calcext:value-type="float">
            <text:p>727 437,00</text:p>
          </table:table-cell>
          <table:table-cell office:value-type="float" office:value="23.5" calcext:value-type="float">
            <text:p>23,50</text:p>
          </table:table-cell>
          <table:table-cell/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/>
          <table:table-cell office:value-type="string" calcext:value-type="string">
            <text:p><text:a xlink:href="https://github.com/pirati-cz/KlubPraha/tree/master/spisy/2015/176-otazky-k-informatice-praha-22" xlink:type="simple">176/2015</text:a>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Poznámky: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Rok 2015 je pouze 1. až 9. měsíc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Počty obyvatel převzaty z Wikipedie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.00.0000</text:date>, <text:time style:data-style-name="N2" text:time-value="16:58:34.379867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dřej Profant</meta:initial-creator>
    <meta:creation-date>2015-10-18T01:38:05.000368122</meta:creation-date>
    <dc:date>2015-10-23T16:58:53.115125889</dc:date>
    <meta:editing-duration>PT7H16M55S</meta:editing-duration>
    <meta:editing-cycles>70</meta:editing-cycles>
    <meta:generator>LibreOffice/4.4.2.2$Linux_X86_64 LibreOffice_project/40m0$Build-2</meta:generator>
    <meta:document-statistic meta:table-count="1" meta:cell-count="470" meta:object-count="0"/>
  </office:meta>
</office:document-meta>
</file>